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Compiler.compile( char [ ] pattern , int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obCompiler.Glob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Compiler.compile( char [ ]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Compiler.__isGlobMetaCharacte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Compiler.globToPerl5( char [ ] pattern , int option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GlobCompiler.__isPerl5MetaCharacte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Compiler.compile( String patter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Compiler.comp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